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1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20" style:parent-style-name="Standard" style:family="paragraph">
      <style:text-properties style:font-name="Garamond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2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fo:padding-top="0in" fo:padding-left="0.075in" fo:padding-bottom="0in" fo:padding-right="0.075in"/>
    </style:style>
    <style:style style:name="P24" style:parent-style-name="Standard" style:family="paragraph">
      <style:text-properties style:font-name="Garamond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2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fo:padding-top="0in" fo:padding-left="0.075in" fo:padding-bottom="0in" fo:padding-right="0.075in"/>
    </style:style>
    <style:style style:name="P3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33" style:parent-style-name="Standard" style:family="paragraph">
      <style:text-properties style:font-name="Garamond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3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41" style:parent-style-name="Standard" style:family="paragraph">
      <style:text-properties style:font-name="Garamond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43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fo:padding-top="0in" fo:padding-left="0.075in" fo:padding-bottom="0in" fo:padding-right="0.075in"/>
    </style:style>
    <style:style style:name="P45" style:parent-style-name="Standard" style:family="paragraph">
      <style:text-properties style:font-name="Garamond" fo:font-size="10pt" style:font-size-asian="10pt" style:font-size-complex="10pt"/>
    </style:style>
    <style:style style:name="TableRow46" style:family="table-row">
      <style:table-row-properties style:min-row-height="0.2604in"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fo:padding-top="0in" fo:padding-left="0.075in" fo:padding-bottom="0in" fo:padding-right="0.075in"/>
    </style:style>
    <style:style style:name="P50" style:parent-style-name="Standard" style:family="paragraph">
      <style:text-properties style:font-name="Garamond" fo:font-size="10pt" style:font-size-asian="10pt" style:font-size-complex="10pt"/>
    </style:style>
    <style:style style:name="P51" style:parent-style-name="Standard" style:family="paragraph">
      <style:text-properties style:font-name="Garamond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6" style:family="table-column">
      <style:table-column-properties style:column-width="2.8736in" style:use-optimal-column-width="false"/>
    </style:style>
    <style:style style:name="TableColumn57" style:family="table-column">
      <style:table-column-properties style:column-width="0.575in" style:use-optimal-column-width="false"/>
    </style:style>
    <style:style style:name="TableColumn58" style:family="table-column">
      <style:table-column-properties style:column-width="0.575in" style:use-optimal-column-width="false"/>
    </style:style>
    <style:style style:name="TableColumn59" style:family="table-column">
      <style:table-column-properties style:column-width="2.5513in" style:use-optimal-column-width="false"/>
    </style:style>
    <style:style style:name="Table55" style:family="table">
      <style:table-properties style:width="6.575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5" style:family="table-cell">
      <style:table-cell-properties fo:border="0.0034in solid #000000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4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6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none" fo:border-right="0.0034in solid #000000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3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5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7" style:family="table-cell">
      <style:table-cell-properties fo:border-top="none" fo:border-left="0.0034in solid #000000" fo:border-bottom="none" fo:border-right="0.0034in solid #000000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0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09" style:parent-style-name="DefaultParagraphFont" style:family="text">
      <style:text-properties style:font-name="Garamond" fo:font-size="10pt" style:font-size-asian="10pt" style:font-size-complex="10pt"/>
    </style:style>
    <style:style style:name="P11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1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1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1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1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15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16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17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18" style:parent-style-name="DefaultParagraphFont" style:family="text">
      <style:text-properties style:font-name="Garamond" fo:font-size="10pt" style:font-size-asian="10pt" style:font-size-complex="10pt"/>
    </style:style>
    <style:style style:name="T119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120" style:parent-style-name="Standard" style:family="paragraph">
      <style:text-properties style:font-name="Garamond" fo:font-size="10pt" style:font-size-asian="10pt" style:font-size-complex="10pt"/>
    </style:style>
    <style:style style:name="TableColumn122" style:family="table-column">
      <style:table-column-properties style:column-width="2.5694in" style:use-optimal-column-width="false"/>
    </style:style>
    <style:style style:name="TableColumn123" style:family="table-column">
      <style:table-column-properties style:column-width="0.55in" style:use-optimal-column-width="false"/>
    </style:style>
    <style:style style:name="TableColumn124" style:family="table-column">
      <style:table-column-properties style:column-width="0.65in" style:use-optimal-column-width="false"/>
    </style:style>
    <style:style style:name="TableColumn125" style:family="table-column">
      <style:table-column-properties style:column-width="0.6034in" style:use-optimal-column-width="false"/>
    </style:style>
    <style:style style:name="TableColumn126" style:family="table-column">
      <style:table-column-properties style:column-width="0.5493in" style:use-optimal-column-width="false"/>
    </style:style>
    <style:style style:name="TableColumn127" style:family="table-column">
      <style:table-column-properties style:column-width="0.5965in" style:use-optimal-column-width="false"/>
    </style:style>
    <style:style style:name="TableColumn128" style:family="table-column">
      <style:table-column-properties style:column-width="0.6048in" style:use-optimal-column-width="false"/>
    </style:style>
    <style:style style:name="Table121" style:family="table">
      <style:table-properties style:width="6.1236in" fo:margin-left="0in" table:align="lef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3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134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35" style:family="table-cell">
      <style:table-cell-properties fo:border="0.0034in solid #000000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00" style:parent-style-name="Heading1" style:family="paragraph">
      <style:text-properties style:font-name="Garamond" fo:font-size="10pt" style:font-size-asian="10pt" style:font-size-complex="10pt"/>
    </style:style>
    <style:style style:name="P301" style:parent-style-name="Heading1" style:family="paragraph">
      <style:text-properties style:font-name="Garamond" fo:font-size="10pt" style:font-size-asian="10pt" style:font-size-complex="10pt"/>
    </style:style>
    <style:style style:name="T302" style:parent-style-name="DefaultParagraphFont" style:family="text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CS 192 Software Engineering II</text:p>
      <text:p text:style-name="P7"><text:s/>Sprint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/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>1/25/17</text:p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Book Up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 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Group<text:s/>Name:</text:p>
          </table:table-cell>
          <table:table-cell table:style-name="TableCell40">
            <text:p text:style-name="P41">The A-Team</text:p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>1</text:p>
          </table:table-cell>
          <table:covered-table-cell/>
        </table:table-row>
        <table:table-row table:style-name="TableRow46">
          <table:table-cell table:style-name="TableCell47">
            <text:p text:style-name="P48">Sprint Release Approved</text:p>
          </table:table-cell>
          <table:table-cell table:style-name="TableCell49" table:number-columns-spanned="5">
            <text:p text:style-name="P50"/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2">This checklist is to be used to assess if sprint goals have been achieved during the sprint. <text:s/>Particularly, if the target features of the software have been built based on user acceptance<text:s/>criteria.</text:p>
      <text:p text:style-name="P53"/>
      <text:p text:style-name="P54">Functional Goals:</text:p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 table:number-rows-spanned="2">
            <text:p text:style-name="P62">User Acceptance Criteria</text:p>
          </table:table-cell>
          <table:table-cell table:style-name="TableCell63" table:number-columns-spanned="2">
            <text:p text:style-name="P64">Compliance</text:p>
          </table:table-cell>
          <table:covered-table-cell/>
          <table:table-cell table:style-name="TableCell65" table:number-rows-spanned="2">
            <text:p text:style-name="P66">Remarks</text:p>
          </table:table-cell>
        </table:table-row>
        <table:table-row table:style-name="TableRow67">
          <table:covered-table-cell>
            <text:p text:style-name="Normal"/>
          </table:covered-table-cell>
          <table:table-cell table:style-name="TableCell68">
            <text:p text:style-name="P69">Yes</text:p>
          </table:table-cell>
          <table:table-cell table:style-name="TableCell70">
            <text:p text:style-name="P71">No</text:p>
          </table:table-cell>
          <table:covered-table-cell>
            <text:p text:style-name="Normal"/>
          </table:covered-table-cell>
        </table:table-row>
        <table:table-row table:style-name="TableRow72">
          <table:table-cell table:style-name="TableCell73">
            <text:p text:style-name="P74">The software must be able to successfully create an<text:s/>account.</text:p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The software must be able to handle errors when creating an account like missing details, incorrect details, etc.</text:p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>The software must be able to succesfully edit an account.<text:s/>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The software must be able to handle errors when editing<?opendocument cursor-position?><text:s/>an account like missing details, incorrect details, etc.</text:p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</table:table>
      <text:p text:style-name="P108"/>
      <text:p text:style-name="Standard"><text:span text:style-name="T109">Tester's Comments:</text:span></text:p>
      <text:p text:style-name="P110"/>
      <text:p text:style-name="P111"/>
      <text:p text:style-name="P112"/>
      <text:p text:style-name="P113"/>
      <text:p text:style-name="P114"/>
      <text:p text:style-name="Standard"><text:span text:style-name="T115">Usability Goals:</text:span></text:p>
      <text:h text:style-name="Heading1" text:outline-level="1"><text:span text:style-name="T116">If interfaces will be delivered at the end of the sprint, <text:s/></text:span><text:span text:style-name="T117">evaluate the system according to Nielsen's Usability Heuristics. <text:s text:c="3"/>For items that are not applicable, check<text:s/></text:span><text:span text:style-name="T118">NA</text:span><text:span text:style-name="T119">.</text:span></text:h>
      <text:p text:style-name="P120"/>
      <table:table table:style-name="Table121">
        <table:table-columns>
          <table:table-column table:style-name="TableColumn122"/>
          <table:table-column table:style-name="TableColumn123"/>
          <table:table-column table:style-name="TableColumn124"/>
          <table:table-column table:style-name="TableColumn125"/>
          <table:table-column table:style-name="TableColumn126"/>
          <table:table-column table:style-name="TableColumn127"/>
          <table:table-column table:style-name="TableColumn128"/>
        </table:table-columns>
        <table:table-row table:style-name="TableRow129">
          <table:table-cell table:style-name="TableCell130" table:number-rows-spanned="2">
            <text:p text:style-name="P131">Nielsen's Usability Heuristics</text:p>
          </table:table-cell>
          <table:table-cell table:style-name="TableCell132" table:number-columns-spanned="5">
            <text:p text:style-name="P133"><text:s/>Strongly <text:s text:c="70"/>Strongly</text:p>
            <text:p text:style-name="P134">Disagree<text:s/><text:s text:c="72"/>Agree</text:p>
          </table:table-cell>
          <table:covered-table-cell/>
          <table:covered-table-cell/>
          <table:covered-table-cell/>
          <table:covered-table-cell/>
          <table:table-cell table:style-name="TableCell135">
            <text:p text:style-name="P136">NA</text:p>
          </table:table-cell>
        </table:table-row>
        <table:table-row table:style-name="TableRow137">
          <table:covered-table-cell>
            <text:p text:style-name="Normal"/>
          </table:covered-table-cell>
          <table:table-cell table:style-name="TableCell138">
            <text:p text:style-name="P139">1</text:p>
          </table:table-cell>
          <table:table-cell table:style-name="TableCell140">
            <text:p text:style-name="P141">2</text:p>
          </table:table-cell>
          <table:table-cell table:style-name="TableCell142">
            <text:p text:style-name="P143">3</text:p>
          </table:table-cell>
          <table:table-cell table:style-name="TableCell144">
            <text:p text:style-name="P145">4</text:p>
          </table:table-cell>
          <table:table-cell table:style-name="TableCell146">
            <text:p text:style-name="P147">5</text:p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Simple and Natural Dialogue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Speaks the Users' Language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>Minimize User Memory Load</text:p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>Consistency</text:p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>Feedback</text:p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Clearly Marked Exits</text:p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  <text:soft-page-break/>
        <table:table-row table:style-name="TableRow240">
          <table:table-cell table:style-name="TableCell241">
            <text:p text:style-name="P242">Shortcuts</text:p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p text:style-name="P257">Good Error Messages</text:p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</table:table-row>
        <table:table-row table:style-name="TableRow270">
          <table:table-cell table:style-name="TableCell271">
            <text:p text:style-name="P272">Prevent Errors</text:p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</table:table-row>
        <table:table-row table:style-name="TableRow285">
          <table:table-cell table:style-name="TableCell286">
            <text:p text:style-name="P287">Help and Documentation</text:p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</table:table-row>
      </table:table>
      <text:h text:style-name="P300" text:outline-level="1"/>
      <text:h text:style-name="P301" text:outline-level="1">Reviewer’s Comments:<text:line-break/></text:h>
      <text:p text:style-name="Standard"><text:span text:style-name="T302">[Place here additional reviewer's comments. <text:s/>It may contain items that he or she would want to include in the succeeding sprints.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complex="Symbol"/>
    </style:style>
    <style:style style:name="WW8Num1z1" style:display-name="WW8Num1z1" style:family="text">
      <style:text-properties style:font-name="Courier New" style:font-name-complex="Courier New"/>
    </style:style>
    <style:style style:name="WW8Num1z2" style:display-name="WW8Num1z2" style:family="text">
      <style:text-properties style:font-name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complex="Symbol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complex="Symbol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 style:font-name-complex="Wingdings"/>
    </style:style>
    <style:style style:name="WW8Num8z0" style:display-name="WW8Num8z0" style:family="text">
      <style:text-properties style:font-name="Symbol" style:font-name-complex="Symbol"/>
    </style:style>
    <style:style style:name="WW8Num8z1" style:display-name="WW8Num8z1" style:family="text">
      <style:text-properties style:font-name="Courier New" style:font-name-complex="Courier New"/>
    </style:style>
    <style:style style:name="WW8Num8z2" style:display-name="WW8Num8z2" style:family="text">
      <style:text-properties style:font-name="Wingdings" style:font-name-complex="Wingdings"/>
    </style:style>
    <style:style style:name="WW8Num9z0" style:display-name="WW8Num9z0" style:family="text">
      <style:text-properties style:font-name="Symbol" style:font-name-complex="Symbol"/>
    </style:style>
    <style:style style:name="WW8Num9z1" style:display-name="WW8Num9z1" style:family="text">
      <style:text-properties style:font-name="Courier New" style:font-name-complex="Courier New"/>
    </style:style>
    <style:style style:name="WW8Num9z2" style:display-name="WW8Num9z2" style:family="text">
      <style:text-properties style:font-name="Wingdings" style:font-name-complex="Wingdings"/>
    </style:style>
    <style:style style:name="WW8Num10z0" style:display-name="WW8Num10z0" style:family="text">
      <style:text-properties style:font-name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complex="Wingdings"/>
    </style:style>
    <style:style style:name="WW8Num10z4" style:display-name="WW8Num10z4" style:family="text">
      <style:text-properties style:font-name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/>
        <style:text-properties style:font-name="Symbol"/>
      </text:list-level-style-bullet>
      <text:list-level-style-bullet text:level="2" text:style-name="WW_CharLFO1LVL2" text:bullet-char="o">
        <style:list-level-properties/>
        <style:text-properties style:font-name="Courier New"/>
      </text:list-level-style-bullet>
      <text:list-level-style-bullet text:level="3" text:style-name="WW_CharLFO1LVL3" text:bullet-char="">
        <style:list-level-properties/>
        <style:text-properties style:font-name="Wingdings"/>
      </text:list-level-style-bullet>
      <text:list-level-style-bullet text:level="4" text:style-name="WW_CharLFO1LVL4" text:bullet-char="">
        <style:list-level-properties/>
        <style:text-properties style:font-name="Symbol"/>
      </text:list-level-style-bullet>
      <text:list-level-style-bullet text:level="5" text:style-name="WW_CharLFO1LVL5" text:bullet-char="o">
        <style:list-level-properties/>
        <style:text-properties style:font-name="Courier New"/>
      </text:list-level-style-bullet>
      <text:list-level-style-bullet text:level="6" text:style-name="WW_CharLFO1LVL6" text:bullet-char="">
        <style:list-level-properties/>
        <style:text-properties style:font-name="Wingdings"/>
      </text:list-level-style-bullet>
      <text:list-level-style-bullet text:level="7" text:style-name="WW_CharLFO1LVL7" text:bullet-char="">
        <style:list-level-properties/>
        <style:text-properties style:font-name="Symbol"/>
      </text:list-level-style-bullet>
      <text:list-level-style-bullet text:level="8" text:style-name="WW_CharLFO1LVL8" text:bullet-char="o">
        <style:list-level-properties/>
        <style:text-properties style:font-name="Courier New"/>
      </text:list-level-style-bullet>
      <text:list-level-style-bullet text:level="9" text:style-name="WW_CharLFO1LVL9" text:bullet-char="">
        <style:list-level-properties/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/>
      </text:list-level-style-number>
      <text:list-level-style-number text:level="2" text:style-name="WW_CharLFO2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/>
        <style:text-properties style:font-name="Symbol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" style:display-name="WW8Num5">
      <text:list-level-style-number text:level="1" style:num-format="1" text:start-value="10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/>
        <style:text-properties style:font-name="Symbol"/>
      </text:list-level-style-bullet>
      <text:list-level-style-bullet text:level="2" text:style-name="WW_CharLFO7LVL2" text:bullet-char="o">
        <style:list-level-properties/>
        <style:text-properties style:font-name="Courier New"/>
      </text:list-level-style-bullet>
      <text:list-level-style-bullet text:level="3" text:style-name="WW_CharLFO7LVL3" text:bullet-char="">
        <style:list-level-properties/>
        <style:text-properties style:font-name="Wingdings"/>
      </text:list-level-style-bullet>
      <text:list-level-style-bullet text:level="4" text:style-name="WW_CharLFO7LVL4" text:bullet-char="">
        <style:list-level-properties/>
        <style:text-properties style:font-name="Symbol"/>
      </text:list-level-style-bullet>
      <text:list-level-style-bullet text:level="5" text:style-name="WW_CharLFO7LVL5" text:bullet-char="o">
        <style:list-level-properties/>
        <style:text-properties style:font-name="Courier New"/>
      </text:list-level-style-bullet>
      <text:list-level-style-bullet text:level="6" text:style-name="WW_CharLFO7LVL6" text:bullet-char="">
        <style:list-level-properties/>
        <style:text-properties style:font-name="Wingdings"/>
      </text:list-level-style-bullet>
      <text:list-level-style-bullet text:level="7" text:style-name="WW_CharLFO7LVL7" text:bullet-char="">
        <style:list-level-properties/>
        <style:text-properties style:font-name="Symbol"/>
      </text:list-level-style-bullet>
      <text:list-level-style-bullet text:level="8" text:style-name="WW_CharLFO7LVL8" text:bullet-char="o">
        <style:list-level-properties/>
        <style:text-properties style:font-name="Courier New"/>
      </text:list-level-style-bullet>
      <text:list-level-style-bullet text:level="9" text:style-name="WW_CharLFO7LVL9" text:bullet-char="">
        <style:list-level-properties/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/>
        <style:text-properties style:font-name="Symbol"/>
      </text:list-level-style-bullet>
      <text:list-level-style-bullet text:level="2" text:style-name="WW_CharLFO8LVL2" text:bullet-char="o">
        <style:list-level-properties/>
        <style:text-properties style:font-name="Courier New"/>
      </text:list-level-style-bullet>
      <text:list-level-style-bullet text:level="3" text:style-name="WW_CharLFO8LVL3" text:bullet-char="">
        <style:list-level-properties/>
        <style:text-properties style:font-name="Wingdings"/>
      </text:list-level-style-bullet>
      <text:list-level-style-bullet text:level="4" text:style-name="WW_CharLFO8LVL4" text:bullet-char="">
        <style:list-level-properties/>
        <style:text-properties style:font-name="Symbol"/>
      </text:list-level-style-bullet>
      <text:list-level-style-bullet text:level="5" text:style-name="WW_CharLFO8LVL5" text:bullet-char="o">
        <style:list-level-properties/>
        <style:text-properties style:font-name="Courier New"/>
      </text:list-level-style-bullet>
      <text:list-level-style-bullet text:level="6" text:style-name="WW_CharLFO8LVL6" text:bullet-char="">
        <style:list-level-properties/>
        <style:text-properties style:font-name="Wingdings"/>
      </text:list-level-style-bullet>
      <text:list-level-style-bullet text:level="7" text:style-name="WW_CharLFO8LVL7" text:bullet-char="">
        <style:list-level-properties/>
        <style:text-properties style:font-name="Symbol"/>
      </text:list-level-style-bullet>
      <text:list-level-style-bullet text:level="8" text:style-name="WW_CharLFO8LVL8" text:bullet-char="o">
        <style:list-level-properties/>
        <style:text-properties style:font-name="Courier New"/>
      </text:list-level-style-bullet>
      <text:list-level-style-bullet text:level="9" text:style-name="WW_CharLFO8LVL9" text:bullet-char="">
        <style:list-level-properties/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/>
        <style:text-properties style:font-name="Symbol"/>
      </text:list-level-style-bullet>
      <text:list-level-style-bullet text:level="2" text:style-name="WW_CharLFO9LVL2" text:bullet-char="o">
        <style:list-level-properties/>
        <style:text-properties style:font-name="Courier New"/>
      </text:list-level-style-bullet>
      <text:list-level-style-bullet text:level="3" text:style-name="WW_CharLFO9LVL3" text:bullet-char="">
        <style:list-level-properties/>
        <style:text-properties style:font-name="Wingdings"/>
      </text:list-level-style-bullet>
      <text:list-level-style-bullet text:level="4" text:style-name="WW_CharLFO9LVL4" text:bullet-char="">
        <style:list-level-properties/>
        <style:text-properties style:font-name="Symbol"/>
      </text:list-level-style-bullet>
      <text:list-level-style-bullet text:level="5" text:style-name="WW_CharLFO9LVL5" text:bullet-char="o">
        <style:list-level-properties/>
        <style:text-properties style:font-name="Courier New"/>
      </text:list-level-style-bullet>
      <text:list-level-style-bullet text:level="6" text:style-name="WW_CharLFO9LVL6" text:bullet-char="">
        <style:list-level-properties/>
        <style:text-properties style:font-name="Wingdings"/>
      </text:list-level-style-bullet>
      <text:list-level-style-bullet text:level="7" text:style-name="WW_CharLFO9LVL7" text:bullet-char="">
        <style:list-level-properties/>
        <style:text-properties style:font-name="Symbol"/>
      </text:list-level-style-bullet>
      <text:list-level-style-bullet text:level="8" text:style-name="WW_CharLFO9LVL8" text:bullet-char="o">
        <style:list-level-properties/>
        <style:text-properties style:font-name="Courier New"/>
      </text:list-level-style-bullet>
      <text:list-level-style-bullet text:level="9" text:style-name="WW_CharLFO9LVL9" text:bullet-char="">
        <style:list-level-properties/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/>
        <style:text-properties style:font-name="Symbol"/>
      </text:list-level-style-bullet>
      <text:list-level-style-number text:level="2" style:num-format="1" text:start-value="10">
        <style:list-level-properties/>
      </text:list-level-style-number>
      <text:list-level-style-bullet text:level="3" text:style-name="WW_CharLFO10LVL3" text:bullet-char="">
        <style:list-level-properties/>
        <style:text-properties style:font-name="Wingdings"/>
      </text:list-level-style-bullet>
      <text:list-level-style-bullet text:level="4" text:style-name="WW_CharLFO10LVL4" text:bullet-char="">
        <style:list-level-properties/>
        <style:text-properties style:font-name="Symbol"/>
      </text:list-level-style-bullet>
      <text:list-level-style-bullet text:level="5" text:style-name="WW_CharLFO10LVL5" text:bullet-char="o">
        <style:list-level-properties/>
        <style:text-properties style:font-name="Courier New"/>
      </text:list-level-style-bullet>
      <text:list-level-style-bullet text:level="6" text:style-name="WW_CharLFO10LVL6" text:bullet-char="">
        <style:list-level-properties/>
        <style:text-properties style:font-name="Wingdings"/>
      </text:list-level-style-bullet>
      <text:list-level-style-bullet text:level="7" text:style-name="WW_CharLFO10LVL7" text:bullet-char="">
        <style:list-level-properties/>
        <style:text-properties style:font-name="Symbol"/>
      </text:list-level-style-bullet>
      <text:list-level-style-bullet text:level="8" text:style-name="WW_CharLFO10LVL8" text:bullet-char="o">
        <style:list-level-properties/>
        <style:text-properties style:font-name="Courier New"/>
      </text:list-level-style-bullet>
      <text:list-level-style-bullet text:level="9" text:style-name="WW_CharLFO10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border="0in none #000000" fo:padding="0.0138in" style:shadow="none"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OHD General Programming Standards and Guidelines Summary Document</dc:title>
    <meta:initial-creator>LawrenceB</meta:initial-creator>
    <dc:creator>Asus</dc:creator>
    <meta:creation-date>2007-08-13T11:01:00Z</meta:creation-date>
    <dc:date>2017-01-25T02:46:00Z</dc:date>
    <meta:print-date>2006-07-28T14:33:00Z</meta:print-date>
    <meta:template xlink:href="Normal" xlink:type="simple"/>
    <meta:editing-cycles>2</meta:editing-cycles>
    <meta:editing-duration>PT3600S</meta:editing-duration>
    <meta:document-statistic meta:page-count="2" meta:paragraph-count="3" meta:word-count="258" meta:character-count="1727" meta:row-count="12" meta:non-whitespace-character-count="1472"/>
  </office:meta>
</office:document-meta>
</file>